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d189" officeooo:paragraph-rsid="0007d189"/>
    </style:style>
    <style:style style:name="P2" style:family="paragraph" style:parent-style-name="Standard">
      <style:text-properties officeooo:rsid="000910b2" officeooo:paragraph-rsid="000910b2"/>
    </style:style>
    <style:style style:name="P3" style:family="paragraph" style:parent-style-name="Standard">
      <style:text-properties officeooo:rsid="000a273b" officeooo:paragraph-rsid="000a273b"/>
    </style:style>
    <style:style style:name="P4" style:family="paragraph" style:parent-style-name="Standard">
      <style:text-properties officeooo:rsid="000c2612" officeooo:paragraph-rsid="000c2612"/>
    </style:style>
    <style:style style:name="P5" style:family="paragraph" style:parent-style-name="Standard">
      <style:text-properties officeooo:rsid="000e1c54" officeooo:paragraph-rsid="000e1c54"/>
    </style:style>
    <style:style style:name="P6" style:family="paragraph" style:parent-style-name="Standard">
      <style:text-properties officeooo:rsid="00101419" officeooo:paragraph-rsid="00101419"/>
    </style:style>
    <style:style style:name="P7" style:family="paragraph" style:parent-style-name="Standard">
      <style:text-properties officeooo:rsid="001144ae" officeooo:paragraph-rsid="001144ae"/>
    </style:style>
    <style:style style:name="P8" style:family="paragraph" style:parent-style-name="Standard">
      <style:text-properties officeooo:rsid="001144ae" officeooo:paragraph-rsid="001301f5"/>
    </style:style>
    <style:style style:name="P9" style:family="paragraph" style:parent-style-name="Standard">
      <style:text-properties fo:font-weight="bold" officeooo:rsid="0013f51c" officeooo:paragraph-rsid="0013f51c" style:font-weight-asian="bold" style:font-weight-complex="bold"/>
    </style:style>
    <style:style style:name="P10" style:family="paragraph" style:parent-style-name="Standard">
      <style:text-properties fo:font-weight="normal" officeooo:rsid="0013f51c" officeooo:paragraph-rsid="0013f51c" style:font-weight-asian="normal" style:font-weight-complex="normal"/>
    </style:style>
    <style:style style:name="P11" style:family="paragraph" style:parent-style-name="Standard">
      <style:text-properties fo:font-weight="normal" officeooo:rsid="001301f5" officeooo:paragraph-rsid="001301f5" style:font-weight-asian="normal" style:font-weight-complex="normal"/>
    </style:style>
    <style:style style:name="P12" style:family="paragraph" style:parent-style-name="Standard">
      <style:text-properties fo:font-weight="normal" officeooo:rsid="0014e8bf" officeooo:paragraph-rsid="0014e8bf" style:font-weight-asian="normal" style:font-weight-complex="normal"/>
    </style:style>
    <style:style style:name="P13" style:family="paragraph" style:parent-style-name="Standard">
      <style:text-properties fo:font-weight="normal" officeooo:rsid="00159f3c" officeooo:paragraph-rsid="00159f3c" style:font-weight-asian="normal" style:font-weight-complex="normal"/>
    </style:style>
    <style:style style:name="P1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144ae" officeooo:paragraph-rsid="001144ae"/>
    </style:style>
    <style:style style:name="P1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144ae" officeooo:paragraph-rsid="001301f5"/>
    </style:style>
    <style:style style:name="P1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14e8bf" officeooo:paragraph-rsid="0013f51c" style:font-weight-asian="normal" style:font-weight-complex="normal"/>
    </style:style>
    <style:style style:name="T1" style:family="text">
      <style:text-properties officeooo:rsid="000c2612"/>
    </style:style>
    <style:style style:name="T2" style:family="text">
      <style:text-properties officeooo:rsid="001144ae"/>
    </style:style>
    <style:style style:name="T3" style:family="text">
      <style:text-properties officeooo:rsid="001301f5"/>
    </style:style>
    <style:style style:name="T4" style:family="text">
      <style:text-properties fo:font-weight="bold" officeooo:rsid="001301f5" style:font-weight-asian="bold" style:font-weight-complex="bold"/>
    </style:style>
    <style:style style:name="T5" style:family="text">
      <style:text-properties fo:font-weight="normal" officeooo:rsid="001301f5" style:font-weight-asian="normal" style:font-weight-complex="normal"/>
    </style:style>
    <style:style style:name="T6" style:family="text">
      <style:text-properties officeooo:rsid="0014e8bf"/>
    </style:style>
    <style:style style:name="T7" style:family="text">
      <style:text-properties officeooo:rsid="00159f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e heirarchy</text:p>
      <text:p text:style-name="Standard"/>
      <text:p text:style-name="Standard"/>
      <text:p text:style-name="Standard">mkdir sem4 sem4/unix sem4/java sem4/gui sem4/unix/scripts sem4/unix/data sem4/java/programs sem4/gui/"console application" sem4/gui/"windows application" sem4/unix/scripts/beginners sem4/unix/scripts/advance sem4/java/programs/class sem4/java/programs/inheritance sem4/java/programs/Strings sem4/java/programs/jdbc</text:p>
      <text:p text:style-name="Standard"/>
      <text:p text:style-name="P1">1. cd sem4</text:p>
      <text:p text:style-name="P1">2. ls</text:p>
      <text:p text:style-name="P1">3. ls -R</text:p>
      <text:p text:style-name="P1">4. cd ./unix/scripts/beginners/</text:p>
      <text:p text:style-name="P1">5. <text:s/>cd ../../../java/programs/jdbc</text:p>
      <text:p text:style-name="P2">6. ls ../../../gui</text:p>
      <text:p text:style-name="P2">8. pwd</text:p>
      <text:p text:style-name="P3">12.date&gt;date.txt|cal&gt;cal.txt</text:p>
      <text:p text:style-name="P3">13. cat *</text:p>
      <text:p text:style-name="P3">1<text:span text:style-name="T1">5</text:span>. mkdir ../../java/programs/data</text:p>
      <text:p text:style-name="P4">16.cp cal.txt ../../java/programs/data</text:p>
      <text:p text:style-name="P4">17. cp ../../java/programs/data/cal.txt ./X.txt</text:p>
      <text:p text:style-name="P4">18.mv ./cal.txt ./CAL.txt</text:p>
      <text:p text:style-name="P4">19.cd ../../../unix/data</text:p>
      <text:p text:style-name="P5">20. rm X.txt</text:p>
      <text:p text:style-name="P5">21. cd ..</text:p>
      <text:p text:style-name="P5">22. rm -R data</text:p>
      <text:p text:style-name="P6">23. cp -r data ../gui/</text:p>
      <text:p text:style-name="P6">24. <text:s text:c="2"/>rm -R ../java/programs/class <text:s/>../java/programs/inheritance</text:p>
      <text:p text:style-name="P6">25. cd ../..</text:p>
      <text:p text:style-name="P6">26. ls -R</text:p>
      <text:p text:style-name="P6">27.cd gui</text:p>
      <text:p text:style-name="P6">2<text:span text:style-name="T2">9. touch ../unix/.hidden.txt</text:span></text:p>
      <text:p text:style-name="P7">30. ls -a ../unix</text:p>
      <text:p text:style-name="P7">31. <text:s/>rm -R ../java</text:p>
      <text:p text:style-name="P7">32. <text:s/>mkdir java java/program java/jdbc</text:p>
      <text:p text:style-name="P14"/>
      <text:p text:style-name="P7">2.</text:p>
      <text:p text:style-name="P7"><text:tab/>1. echo “hello world”</text:p>
      <text:p text:style-name="P7"><text:tab/>2. <text:s/>echo "Hello `whoami`"</text:p>
      <text:p text:style-name="P7"><text:tab/>3. <text:s/>read pname</text:p>
      <text:p text:style-name="P7"><text:tab/><text:tab/>echo $pname</text:p>
      <text:p text:style-name="P7"><text:tab/>4. read age</text:p>
      <text:p text:style-name="P7"><text:tab/><text:tab/>echo $age<text:tab/></text:p>
      <text:p text:style-name="P7"><text:tab/>5. <text:s/>echo $pname $age</text:p>
      <text:p text:style-name="P7"><text:tab/>6. read num1 num2</text:p>
      <text:p text:style-name="P7"><text:tab/><text:tab/>echo $num1 $num2</text:p>
      <text:p text:style-name="P8"><text:tab/>7. <text:s/><text:span text:style-name="T3">read string</text:span></text:p>
      <text:p text:style-name="P8"><text:tab/><text:tab/><text:span text:style-name="T3">echo $string</text:span></text:p>
      <text:p text:style-name="P8"><text:span text:style-name="T3"><text:tab/>8. echo -e “$pname \n $age”</text:span></text:p>
      <text:p text:style-name="P15"><text:tab/><text:span text:style-name="T4">9.</text:span></text:p>
      <text:p text:style-name="P8"><text:span text:style-name="T4">3.</text:span></text:p>
      <text:p text:style-name="P8"><text:span text:style-name="T5">touch file1 file2 file3 data friend alist blist data12 data15 jan jack globe country city 5data 6data 8data test.sh testing.sh wish.sh .list .data</text:span></text:p>
      <text:p text:style-name="P8"><text:soft-page-break/><text:span text:style-name="T5"/></text:p>
      <text:p text:style-name="P8"><text:span text:style-name="T5">1.ls</text:span></text:p>
      <text:p text:style-name="P8"><text:span text:style-name="T5">2. ls [d]*</text:span></text:p>
      <text:p text:style-name="P8"><text:span text:style-name="T5">3. ls *[a]</text:span></text:p>
      <text:p text:style-name="P8"><text:span text:style-name="T5">4. ls ????</text:span></text:p>
      <text:p text:style-name="P11">5.ls f[aeiouAEIOU]*[st.sh]</text:p>
      <text:p text:style-name="P10">6.ls [0-9]*</text:p>
      <text:p text:style-name="P10">7. ls *[0-9]</text:p>
      <text:p text:style-name="P10">8.ls [a-zA-Z]*[a-zA-z]</text:p>
      <text:p text:style-name="P9">9.</text:p>
      <text:p text:style-name="P9">10.</text:p>
      <text:p text:style-name="P10">11. cp *.sh ~/Desktop</text:p>
      <text:p text:style-name="P10">12.</text:p>
      <text:p text:style-name="P10">13.</text:p>
      <text:p text:style-name="P10">14</text:p>
      <text:p text:style-name="P10">15.</text:p>
      <text:p text:style-name="P10">16.</text:p>
      <text:p text:style-name="P10">17.</text:p>
      <text:p text:style-name="P10">18.</text:p>
      <text:p text:style-name="P16"/>
      <text:p text:style-name="P12"/>
      <text:p text:style-name="P12"/>
      <text:p text:style-name="P12">1. cat ABC.txt PQR.txt &gt;New.txt</text:p>
      <text:p text:style-name="P12">2.</text:p>
      <text:p text:style-name="P12"><text:tab/><text:span text:style-name="T7">a. head -3 New.txt</text:span></text:p>
      <text:p text:style-name="P12"><text:tab/><text:span text:style-name="T7">b. tail -7 New.txt</text:span></text:p>
      <text:p text:style-name="P12"><text:span text:style-name="T7"><text:tab/>c.</text:span></text:p>
      <text:p text:style-name="P13"><text:tab/>d. <text:span text:style-name="T6">tail +6 New.txt <text:s/>|head -4</text:span></text:p>
      <text:p text:style-name="P13"><text:tab/>e.head -3 New.txt | tail -1</text:p>
      <text:p text:style-name="P13"><text:tab/>f. head -2 New.txt | tail -1</text:p>
      <text:p text:style-name="P13">3.</text:p>
      <text:p text:style-name="P12"><text:tab/></text:p>
      <text:p text:style-name="P8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4:21:43.272187037</meta:creation-date>
    <dc:date>2022-02-24T16:01:57.772964753</dc:date>
    <meta:editing-duration>PT8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3" meta:word-count="235" meta:character-count="1584" meta:non-whitespace-character-count="1380"/>
  </office:meta>
</office:document-meta>
</file>